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22" style:parent-style-name="Standard" style:list-style-name="LFO4" style:family="paragraph"/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list-style-name="LFO5" style:family="paragraph"/>
    <style:style style:name="P26" style:parent-style-name="Standard" style:list-style-name="LFO5" style:family="paragraph"/>
    <style:style style:name="P27" style:parent-style-name="Standard" style:list-style-name="LFO5" style:family="paragraph"/>
    <style:style style:name="P28" style:parent-style-name="Standard" style:list-style-name="LFO5" style:family="paragraph"/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list-style-name="LFO6" style:family="paragraph"/>
    <style:style style:name="P32" style:parent-style-name="Standard" style:list-style-name="LFO6" style:family="paragraph"/>
    <style:style style:name="P33" style:parent-style-name="Standard" style:list-style-name="LFO6" style:family="paragraph"/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omain Model</text:p>
      <text:p text:style-name="Standard"/>
      <text:p text:style-name="P2">User:</text:p>
      <text:p text:style-name="Standard">The User<text:s/>model will buy Tickets through Orders.</text:p>
      <text:p text:style-name="Standard"/>
      <text:p text:style-name="Standard">This model contains the following attributes:</text:p>
      <text:list text:style-name="LFO1" text:continue-numbering="true">
        <text:list-item>
          <text:p text:style-name="P3">string: name</text:p>
        </text:list-item>
        <text:list-item>
          <text:p text:style-name="P4">string: last_name</text:p>
        </text:list-item>
        <text:list-item>
          <text:p text:style-name="P5">string: email</text:p>
        </text:list-item>
        <text:list-item>
          <text:p text:style-name="P6">string: password</text:p>
        </text:list-item>
        <text:list-item>
          <text:p text:style-name="P7">string: address</text:p>
        </text:list-item>
        <text:list-item>
          <text:p text:style-name="P8">string: phone</text:p>
        </text:list-item>
      </text:list>
      <text:p text:style-name="Standard"/>
      <text:p text:style-name="P9">Relationships</text:p>
      <text:p text:style-name="Standard">User has many Orders</text:p>
      <text:p text:style-name="Standard"/>
      <text:p text:style-name="Standard"/>
      <text:p text:style-name="P10">Order:</text:p>
      <text:p text:style-name="Standard">The Order will associate the many Tickets that<text:s/>a single User &lt;user_id&gt; buys.</text:p>
      <text:p text:style-name="Standard"/>
      <text:p text:style-name="Standard">This model contains the following attributes:</text:p>
      <text:list text:style-name="LFO2" text:continue-numbering="true">
        <text:list-item>
          <text:p text:style-name="P11">int: total_amount</text:p>
        </text:list-item>
        <text:list-item>
          <text:p text:style-name="P12">int: user_id</text:p>
        </text:list-item>
      </text:list>
      <text:p text:style-name="Standard"/>
      <text:p text:style-name="P13">Relationships</text:p>
      <text:p text:style-name="Standard">Order has many Tickets</text:p>
      <text:p text:style-name="Standard">Order belongs to one User</text:p>
      <text:p text:style-name="Standard"/>
      <text:p text:style-name="Standard"/>
      <text:p text:style-name="P14">Ticket:</text:p>
      <text:p text:style-name="Standard">Each<text:s/>Ticket <text:s/>is for one Event &lt;event_id&gt; only, each Ticket is unique and have one specific Category &lt;category_id&gt;. Each Ticket must belong to one Order &lt;order_id&gt;</text:p>
      <text:p text:style-name="Standard"/>
      <text:p text:style-name="Standard">This model contains the following attributes:</text:p>
      <text:list text:style-name="LFO3" text:continue-numbering="true">
        <text:list-item>
          <text:p text:style-name="P15">Integer: price</text:p>
        </text:list-item>
        <text:list-item>
          <text:p text:style-name="P16">integer: event_id</text:p>
        </text:list-item>
        <text:list-item>
          <text:p text:style-name="P17">integer: order_id</text:p>
        </text:list-item>
        <text:list-item>
          <text:p text:style-name="P18">integer: category_id</text:p>
        </text:list-item>
      </text:list>
      <text:p text:style-name="Standard"/>
      <text:p text:style-name="P19">Relationships</text:p>
      <text:p text:style-name="Standard">Ticket belongs to one Event</text:p>
      <text:p text:style-name="Standard">Ticket belongs to one Order</text:p>
      <text:p text:style-name="Standard">Ticket has one Category</text:p>
      <text:p text:style-name="Standard"/>
      <text:p text:style-name="P20"/>
      <text:soft-page-break/>
      <text:p text:style-name="P21">Category:</text:p>
      <text:p text:style-name="Standard">Each Event may have different categories for the User to select from such as {“Pacifico”, “Andes”, “Galeria”} This will be reflected in the Ticket of the Event.</text:p>
      <text:p text:style-name="Standard"/>
      <text:p text:style-name="Standard">This model contains the following attributes:</text:p>
      <text:list text:style-name="LFO4" text:continue-numbering="true">
        <text:list-item>
          <text:p text:style-name="P22">string: category_type</text:p>
        </text:list-item>
      </text:list>
      <text:p text:style-name="Standard"/>
      <text:p text:style-name="P23">Relationships</text:p>
      <text:p text:style-name="Standard">Category has and belongs to many Tickets</text:p>
      <text:p text:style-name="Standard"/>
      <text:p text:style-name="Standard"/>
      <text:p text:style-name="P24">Event:</text:p>
      <text:p text:style-name="Standard">Each Event will be hosted in specific Venue &lt;venue_id&gt; at a specific date and<text:s/>various Tickets will be sold for this Event.</text:p>
      <text:p text:style-name="Standard"/>
      <text:p text:style-name="Standard">This model contains the following attributes:</text:p>
      <text:list text:style-name="LFO5" text:continue-numbering="true">
        <text:list-item>
          <text:p text:style-name="P25">string: name</text:p>
        </text:list-item>
        <text:list-item>
          <text:p text:style-name="P26">text: description</text:p>
        </text:list-item>
        <text:list-item>
          <text:p text:style-name="P27">datetime: start_date</text:p>
        </text:list-item>
        <text:list-item>
          <text:p text:style-name="P28">integer: venue_id</text:p>
        </text:list-item>
      </text:list>
      <text:p text:style-name="Standard"/>
      <text:p text:style-name="P29">Relationships</text:p>
      <text:p text:style-name="Standard">Event has many Tickets</text:p>
      <text:p text:style-name="Standard">Event belongs to one Venue</text:p>
      <text:p text:style-name="Standard"/>
      <text:p text:style-name="Standard"/>
      <text:p text:style-name="P30">Venue:</text:p>
      <text:p text:style-name="Standard">The Venue will host<text:s/>many Events.</text:p>
      <text:p text:style-name="Standard"/>
      <text:p text:style-name="Standard">This model contains the following attributes:</text:p>
      <text:list text:style-name="LFO6" text:continue-numbering="true">
        <text:list-item>
          <text:p text:style-name="P31">string: name</text:p>
        </text:list-item>
        <text:list-item>
          <text:p text:style-name="P32">string: address</text:p>
        </text:list-item>
        <text:list-item>
          <text:p text:style-name="P33">integer: capacity</text:p>
        </text:list-item>
      </text:list>
      <text:p text:style-name="Standard"/>
      <text:p text:style-name="P34">Relationships</text:p>
      <text:p text:style-name="Standard">Venue has many Even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ente Correa</dc:creator>
    <meta:creation-date>2019-03-28T17:27:00Z</meta:creation-date>
    <dc:date>2019-03-29T02:19:00Z</dc:date>
    <meta:template xlink:href="Normal.dotm" xlink:type="simple"/>
    <meta:editing-cycles>2</meta:editing-cycles>
    <meta:editing-duration>PT120S</meta:editing-duration>
    <meta:document-statistic meta:page-count="2" meta:paragraph-count="3" meta:word-count="252" meta:character-count="1640" meta:row-count="11" meta:non-whitespace-character-count="1391"/>
  </office:meta>
</office:document-meta>
</file>